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<text:tab/>type id ; </text:p>
      <text:p text:style-name="P1">type ::= <text:tab/>basic type' | record { decls } type'</text:p>
      <text:p text:style-name="P1">type' ::=<text:tab/>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bool assign'</text:p>
      <text:p text:style-name="P1">assign' ::=<text:tab/>= assign assign' | ε </text:p>
      <text:p text:style-name="P1">bool ::= <text:tab/>join bool'</text:p>
      <text:p text:style-name="P1">bool' ::=<text:tab/><text:tab/>|| join bool' | ε </text:p>
      <text:p text:style-name="P1">join ::= <text:tab/><text:tab/>equality join'</text:p>
      <text:p text:style-name="P1">join' ::= <text:tab/>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<text:s/>rel' <text:s/></text:p>
      <text:p text:style-name="P1">rel' ::=<text:tab/><text:tab/>&lt; expr | &lt;= expr | &gt;= expr | &gt; expr | <text:s/>ε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factor' | num | real | true | false | string</text:p>
      <text:p text:style-name="P1">factor' ::=<text:tab/>( optargs) | <text:s/>ε</text:p>
      <text:p text:style-name="P1">optargs ::= <text:tab/>args | ε </text:p>
      <text:p text:style-name="P1">args ::= <text:tab/>assign args'</text:p>
      <text:p text:style-name="P1">args' ::=<text:tab/>, args | ε</text:p>
      <text:p text:style-name="P1">basic ::=<text:tab/>INT | REAL | 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7T13:47:48</dc:date>
    <meta:editing-duration>PT6H44M45S</meta:editing-duration>
    <meta:editing-cycles>41</meta:editing-cycles>
    <meta:generator>LibreOffice/3.5$Linux_X86_64 LibreOffice_project/350m1$Build-202</meta:generator>
    <meta:document-statistic meta:table-count="0" meta:image-count="0" meta:object-count="0" meta:page-count="1" meta:paragraph-count="47" meta:word-count="298" meta:character-count="1339" meta:non-whitespace-character-count="978"/>
  </office:meta>
</office:document-meta>
</file>